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padding-left="0in" fo:padding-right="0in" fo:padding-top="0in" fo:padding-bottom="0.0138in" fo:border-left="none" fo:border-right="none" fo:border-top="none" fo:border-bottom="0.51pt solid #000000">
        <style:tab-stops>
          <style:tab-stop style:position="3.3752in" style:type="center"/>
          <style:tab-stop style:position="7.5in" style:type="right"/>
        </style:tab-stops>
      </style:paragraph-properties>
    </style:style>
    <style:style style:name="P2" style:family="paragraph" style:parent-style-name="Standard" style:master-page-name="Standard">
      <style:paragraph-properties fo:text-align="center" style:justify-single-word="false" style:page-number="auto">
        <style:tab-stops/>
      </style:paragraph-properties>
      <style:text-properties fo:font-size="26pt" fo:font-weight="bold" style:font-size-asian="26pt" style:font-weight-asian="bold" style:font-size-complex="20pt"/>
    </style:style>
    <style:style style:name="T1" style:family="text">
      <style:text-properties fo:font-size="10pt" style:font-size-asian="10pt" style:font-size-complex="9pt"/>
    </style:style>
    <style:style style:name="T2" style:family="text">
      <style:text-properties fo:font-size="10pt" style:font-size-asian="10pt" style:font-name-complex="Calibri1" style:font-size-complex="10pt"/>
    </style:style>
    <style:style style:name="T3" style:family="text">
      <style:text-properties fo:color="#0000ff" fo:font-size="10pt" style:text-underline-style="solid" style:text-underline-width="auto" style:text-underline-color="font-color" style:font-size-asian="10pt" style:font-size-complex="9pt"/>
    </style:style>
    <style:style style:name="T4" style:family="text">
      <style:text-properties style:font-name="Times New Roman" officeooo:rsid="0007d545"/>
    </style:style>
    <style:style style:name="T5" style:family="text">
      <style:text-properties style:font-name="Times New Roman" officeooo:rsid="000af97e"/>
    </style:style>
    <style:style style:name="T6" style:family="text">
      <style:text-properties style:font-name="Times New Roman" officeooo:rsid="000dcc6c"/>
    </style:style>
    <style:style style:name="T7" style:family="text">
      <style:text-properties officeooo:rsid="000f84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harath P. Kamath</text:p>
      <text:p text:style-name="P1"><text:span text:style-name="T1">507 Summit Avenue<text:tab/></text:span><text:a xlink:type="simple" xlink:href="mailto:bharath.kamath705@gmail.com" text:style-name="Internet_20_link" text:visited-style-name="Visited_20_Internet_20_Link"><text:span text:style-name="T1">bharath.kamath705@gmail.com</text:span></text:a><text:span text:style-name="T1"><text:tab/></text:span><text:a xlink:type="simple" xlink:href="http://www.linkedin.com/in/bharath-kamath-705" text:style-name="Internet_20_link" text:visited-style-name="Visited_20_Internet_20_Link"><text:span text:style-name="T2">www.linkedin.com/in/bharath-kamath-705</text:span></text:a><text:span text:style-name="T1"><text:line-break/>Arlington, TX 76013<text:tab/> (682)-360-1316<text:tab/></text:span><text:a xlink:type="simple" xlink:href="https://github.com/bharath-kamath705" text:style-name="Standard" text:visited-style-name="Standard"><text:span text:style-name="T3">https://github.com/bharath-kamath705</text:span></text:a><text:span text:style-name="T3"><text:line-break/></text:span></text:p>
      <text:p text:style-name="Standard"/>
      <text:p text:style-name="Standard">Dear Hiring Manager, </text:p>
      <text:p text:style-name="Standard">I am applying to the position of “<text:span text:style-name="T7">XPOSITIONX” at “XCOMPANYX”</text:span>. I recently graduated with a master’s degree in Aerospace Engineering, specializing in fluid dynamics. I am currently a researcher with the university CFD/CREST lab working on simulating stirred tank bioreactors using Ansys Fluent. Given the job description, I believe that my qualifications are an excellent match.</text:p>
      <text:p text:style-name="Standard">I have gained hands on laboratory experience from my time at the university. At the Aerodynamics Research Center, I worked on preliminary designs for a low-cost shock tube by calculating loading limits and performanc<text:bookmark text:name="_GoBack"/>e parameters based on shock tube physics. Furthermore, I designed industry standard compliant parts to house O rings, diaphragms and pressure transducers with SolidWorks. At the CFD/CREST lab I gained experience with electro-mechanical systems and data acquisition using MATLAB-Simulink to implement a PID controller to regulate the temperature of a Fischer-Tropsch process catalyst. </text:p>
      <text:p text:style-name="Standard">I have augmented my design engineering skills by making models and assembly/part drawings with SolidWorks for several personal projects. These include a hand-cranked gearbox to turn workpiece platforms, a pinewood skateboard designed to be assembled with standard fasteners and ball bearings as well as a model wind turbine for 3D printing. In addition, I have finished an online course on GD&amp;T to ensure functional designs and clear communication of design intent. <text:s/></text:p>
      <text:p text:style-name="Standard">I am highly experienced at CFD having used Ansys Fluent and CFX to deal with a variety of problems ranging from quantifying lift and drag of airfoils to heat transfer in liquid cooled electronic systems. I have written parallel computing UDFs to add functionality and journal files to automate tasks. I also have experience with FEA tools having used Abaqus to determine failure stresses on a retaining ring. </text:p>
      <text:p text:style-name="Standard">I can bring to your team advanced programming and scientific computing abilities. I have used MATLAB to implement finite difference method solutions to Euler equations, to solve rocket trajectories, to implement vortex panel method solvers and much more. </text:p>
      <text:p text:style-name="Standard">I have taught myself Python by writing modules for elementary flows and programs to visualize flows generated by their superposition such as lifting cylinders and Rankine while incorporating OOP concepts in my learning. To further streamline my programming productivity I have learnt Linux, Bash scripting, version control with Git and VBA Macros for MS Excel. </text:p>
      <text:p text:style-name="Standard">I am well grounded in engineering fundamentals and I am very comfortable with technology. My strong self-learning habits allow me to be highly responsive to your changing needs. I believe that there is something special to learn from everyone and I am always willing to share what I know. This attitude has made me an effective team player and communicator. I hope you see that I am a passionate and capable engineer. I am eager to discuss my projects and experience in greater depth with you. Thank you.</text:p>
      <text:p text:style-name="Standard"/>
      <text:p text:style-name="Standard">Sincerely,<text:line-break/>Bharath Prabhudas Kamath</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05%" fo:text-align="start" style:justify-single-word="false" fo:orphans="2" fo:widows="2" style:writing-mode="lr-tb">
        <style:tab-stops>
          <style:tab-stop style:position="6in" style:type="right"/>
        </style:tab-stops>
      </style:paragraph-properties>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22in" fo:margin-bottom="0.028in" loext:contextual-spacing="false" fo:text-align="center" style:justify-single-word="false" fo:keep-together="always" fo:keep-with-next="always"/>
      <style:text-properties fo:text-transform="uppercase" fo:font-size="18pt" fo:letter-spacing="0.0028in"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1665in" loext:contextual-spacing="false" fo:keep-together="always" fo:padding-left="0in" fo:padding-right="0in" fo:padding-top="0in" fo:padding-bottom="0.0138in" fo:border-left="none" fo:border-right="none" fo:border-top="none" fo:border-bottom="0.51pt solid #000000" fo:keep-with-next="always"/>
      <style:text-properties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letter-spacing="0.0028in" style:font-name-asian="DejaVu Sans" style:font-family-asian="'DejaVu Sans'"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Heading_20_5" style:display-name="Heading 5" style:family="paragraph" style:parent-style-name="Standard" style:next-style-name="Standard" style:default-outline-level="5"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0835in" fo:margin-bottom="0in" loext:contextual-spacing="false" fo:keep-together="alway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0835in" fo:margin-bottom="0in" loext:contextual-spacing="false" fo:keep-together="always"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margin-top="0.0835in" fo:margin-bottom="0in" loext:contextual-spacing="false" fo:keep-together="always" fo:keep-with-next="always"/>
      <style:text-properties fo:font-style="italic" style:font-style-asian="italic" style:font-style-complex="italic"/>
    </style:style>
    <style:style style:name="caption" style:family="paragraph" style:parent-style-name="Standard" style:next-style-name="Standard" style:default-outline-level="">
      <style:text-properties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fo:text-align="center" style:justify-single-word="false"/>
      <style:text-properties style:font-name="Calibri Light" fo:font-family="'Calibri Light'" style:font-family-generic="roman" style:font-pitch="variable" fo:font-size="24pt" fo:letter-spacing="-0.0047in"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ubtitle" style:family="paragraph" style:parent-style-name="Standard" style:next-style-name="Standard" style:default-outline-level="" style:class="chapter">
      <style:paragraph-properties fo:margin-top="0in" fo:margin-bottom="0.1665in" loext:contextual-spacing="false" fo:text-align="center" style:justify-single-word="false"/>
      <style:text-properties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39in" fo:margin-bottom="0.0835in" loext:contextual-spacing="false" fo:line-height="110%" fo:text-align="center" style:justify-single-word="false" fo:text-indent="0in" style:auto-text-indent="false"/>
      <style:text-properties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945in" fo:margin-bottom="0.1665in" loext:contextual-spacing="false" fo:text-align="center" style:justify-single-word="false" fo:text-indent="0in" style:auto-text-indent="false"/>
      <style:text-properties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OC_20_Heading" style:display-name="TOC Heading" style:family="paragraph" style:parent-style-name="Heading_20_1" style:next-style-name="Standard" style:default-outline-level=""/>
    <style:style style:name="List_20_Bullet" style:display-name="List Bullet" style:family="paragraph" style:parent-style-name="Standard" style:default-outline-level="">
      <style:paragraph-properties fo:margin-top="0in" fo:margin-bottom="0.0835in" loext:contextual-spacing="true"/>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Times New Roman" fo:font-family="'Times New Roman'" style:font-family-generic="roman" style:font-pitch="variable" fo:font-size="18pt" fo:letter-spacing="0.0028in"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Calibri Light" fo:font-family="'Calibri Light'" style:font-family-generic="roman" style:font-pitch="variable" fo:font-size="12pt" fo:letter-spacing="0.0028in"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_20_Char" style:display-name="Heading 6 Char" style:family="text" style:parent-style-name="Default_20_Paragraph_20_Font">
      <style:text-properties style:font-name="Calibri Light"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_20_Char" style:display-name="Heading 7 Char"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font-weight="bold" style:font-weight-asian="bold" style:font-weight-complex="bold"/>
    </style:style>
    <style:style style:name="Heading_20_9_20_Char" style:display-name="Heading 9 Char" style:family="text" style:parent-style-name="Default_20_Paragraph_20_Font">
      <style:text-properties fo:font-style="italic" style:font-style-asian="italic"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4pt" fo:letter-spacing="-0.0047in"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Strong" style:family="text" style:parent-style-name="Default_20_Paragraph_20_Font">
      <style:text-properties style:use-window-font-color="true" fo:font-weight="bold" style:font-weight-asian="bold" style:font-weight-complex="bold"/>
    </style:style>
    <style:style style:name="Emphasis" style:family="text" style:parent-style-name="Default_20_Paragraph_20_Font">
      <style:text-properties style:use-window-font-color="true" fo:font-style="italic" style:font-style-asian="italic" style:font-style-complex="italic"/>
    </style:style>
    <style:style style:name="Quote_20_Char" style:display-name="Quote Char" style:family="text" style:parent-style-name="Default_20_Paragraph_20_Font">
      <style:text-properties style:font-name="Calibri Light" fo:font-family="'Calibri Light'" style:font-family-generic="roman" style:font-pitch="variable" fo:font-size="12pt"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nse_20_Quote_20_Char" style:display-name="Intense Quote Char" style:family="text" style:parent-style-name="Default_20_Paragraph_20_Font">
      <style:text-properties style:font-name="Calibri Light" fo:font-family="'Calibri Light'"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Emphasis" style:display-name="Subtle Emphasis" style:family="text" style:parent-style-name="Default_20_Paragraph_20_Font">
      <style:text-properties style:use-window-font-color="true" fo:font-style="italic" style:font-style-asian="italic" style:font-style-complex="italic"/>
    </style:style>
    <style:style style:name="Intense_20_Emphasis" style:display-name="Intense Emphasis" style:family="text" style:parent-style-name="Default_20_Paragraph_20_Font">
      <style:text-properties style:use-window-font-color="true"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use-window-font-color="true"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style:use-window-font-color="true" fo:font-weight="bold" style:font-weight-asian="bold"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math, Bharath Prabhudas</meta:initial-creator>
    <meta:editing-cycles>18</meta:editing-cycles>
    <meta:print-date>2020-01-12T09:37:00</meta:print-date>
    <meta:creation-date>2020-01-08T08:41:00</meta:creation-date>
    <dc:date>2020-01-17T02:57:52.075958056</dc:date>
    <meta:editing-duration>PT14H18M5S</meta:editing-duration>
    <meta:generator>LibreOffice/6.3.4.2$Linux_X86_64 LibreOffice_project/30$Build-2</meta:generator>
    <meta:document-statistic meta:table-count="0" meta:image-count="0" meta:object-count="0" meta:page-count="1" meta:paragraph-count="11" meta:word-count="482" meta:character-count="3203" meta:non-whitespace-character-count="27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